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-0.021cm" fo:text-align="center" style:justify-single-word="false" fo:text-indent="1.249cm" style:auto-text-indent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1.249cm" fo:margin-right="-0.021cm" fo:text-align="justify" style:justify-single-word="false" fo:text-indent="1.249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2cm" style:type="center"/>
          <style:tab-stop style:position="12.012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9" style:family="paragraph" style:parent-style-name="Standard">
      <style:text-properties style:font-name="TimesNewRomanPSMT" fo:font-size="12pt" style:font-size-asian="12pt" style:font-size-complex="12pt"/>
    </style:style>
    <style:style style:name="P10" style:family="paragraph" style:parent-style-name="Standard">
      <style:text-properties style:font-name="TimesNewRomanPSMT" fo:font-size="12pt" officeooo:paragraph-rsid="0002070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NewRomanPSMT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03a7a6" style:font-name-asian="Times New Roman" style:font-size-asian="12pt" style:font-weight-asian="normal" style:font-name-complex="Times New Roman" style:font-size-complex="12pt"/>
    </style:style>
    <style:style style:name="P13" style:family="paragraph" style:parent-style-name="Standard">
      <style:paragraph-properties fo:margin-left="0cm" fo:margin-right="-1.007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4" style:family="paragraph" style:parent-style-name="Standard">
      <style:paragraph-properties fo:margin-left="0cm" fo:margin-right="-1.007cm" fo:text-align="justify" style:justify-single-word="false" fo:text-indent="0cm" style:auto-text-indent="false"/>
      <style:text-properties style:font-name="TimesNewRomanPSMT" fo:font-size="12pt" style:font-size-asian="12pt" style:font-size-complex="12pt"/>
    </style:style>
    <style:style style:name="P15" style:family="paragraph" style:parent-style-name="Standard">
      <style:paragraph-properties fo:margin-left="2.498cm" fo:margin-right="-0.021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6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loext:opacity="100%" style:font-name="TimesNewRomanPSMT" fo:font-size="12pt" fo:font-weight="normal" officeooo:paragraph-rsid="000401dd" style:font-size-asian="12pt" style:font-weight-asian="normal" style:font-size-complex="12pt"/>
    </style:style>
    <style:style style:name="P17" style:family="paragraph" style:parent-style-name="Standard">
      <style:paragraph-properties fo:margin-left="1.27cm" fo:margin-right="-0.021cm" fo:text-align="justify" style:justify-single-word="false" fo:text-indent="-0.64cm" style:auto-text-indent="false"/>
      <style:text-properties style:font-name="TimesNewRomanPSMT" fo:font-size="12pt" style:font-size-asian="12pt" style:font-size-complex="12pt"/>
    </style:style>
    <style:style style:name="P18" style:family="paragraph" style:parent-style-name="Standard" style:master-page-name="Standard">
      <style:paragraph-properties fo:margin-left="1.249cm" fo:margin-right="-0.021cm" fo:text-align="center" style:justify-single-word="false" fo:text-indent="1.249cm" style:auto-text-indent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officeooo:paragraph-rsid="00020705" style:font-size-asian="12pt" style:font-weight-asian="normal" style:font-size-complex="12pt"/>
    </style:style>
    <style:style style:name="P21" style:family="paragraph" style:parent-style-name="Standard">
      <style:paragraph-properties>
        <style:tab-stops>
          <style:tab-stop style:position="12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language="it" fo:country="IT" fo:font-weight="normal" officeooo:rsid="000401dd" style:letter-kerning="true" style:font-name-asian="Arial Unicode MS1" style:font-size-asian="12pt" style:language-asian="zh" style:country-asian="CN" style:font-weight-asian="normal" style:font-name-complex="Liberation Serif2" style:font-size-complex="12pt" style:language-complex="hi" style:country-complex="IN"/>
    </style:style>
    <style:style style:name="T1" style:family="text">
      <style:text-properties fo:color="#000000" loext:opacity="100%" fo:font-weight="normal" style:font-weight-asian="normal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20705"/>
    </style:style>
    <style:style style:name="T6" style:family="text">
      <style:text-properties officeooo:rsid="000401dd"/>
    </style:style>
    <style:style style:name="T7" style:family="text">
      <style:text-properties officeooo:rsid="0004c6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CHIARAZIONE SOSTITUTIVA DELL’ATTO DI NOTORIETA’</text:p>
      <text:p text:style-name="P1">(Artt. 19 E 47, d.p.r. N. 445 DEL 28/12/2000)</text:p>
      <text:p text:style-name="P3"/>
      <text:p text:style-name="P10"><text:span text:style-name="T5">{%= @illa.capitalize %}</text:span> sottoscritt{%= @oa %} <text:span text:style-name="T4">{%= @persona.nome %} {%= @persona.cognome %}</text:span></text:p>
      <text:p text:style-name="P10">nat{%= @oa%} a <text:span text:style-name="T4">{%= @persona.comune_nascita %}</text:span> il <text:span text:style-name="T4">{%= @persona.data_nascita.lformat(:short) %}</text:span></text:p>
      <text:p text:style-name="P9"><text:span text:style-name="T1">residente a </text:span><text:span text:style-name="T3">{%= @persona.indirizzo_residenza.comune %}</text:span><text:span text:style-name="T1"> in </text:span><text:span text:style-name="T3">{%= @persona.indirizzo_residenza.to_s %}</text:span></text:p>
      <text:p text:style-name="P4"/>
      <text:p text:style-name="P13">consapevole delle sanzioni penali previste dell’art. 76 del D.P.R: 445/2000, nel caso di mendaci dichiarazioni, falsità negli atti, uso <text:s/>o esibizione di atti o contenenti dati non più rispondenti a verità,</text:p>
      <text:p text:style-name="P11"><text:span text:style-name="T1"><text:tab/><text:tab/><text:tab/><text:tab/><text:tab/><text:tab/></text:span><text:span text:style-name="T2">DICHIARA</text:span></text:p>
      <text:p text:style-name="P4"/>
      <text:p text:style-name="P11"><text:span text:style-name="T2">di essere a conoscenza del fatto che l’allegata copia</text:span><text:span text:style-name="T1">:</text:span></text:p>
      <text:p text:style-name="P4"/>
      <text:p text:style-name="P14"><text:span text:style-name="T1">dell’atto/documento________________________________conservato/rilasciato dalla Amministrazione Pubblica____________</text:span><text:span text:style-name="T2">è conforme all’originale;</text:span></text:p>
      <text:p text:style-name="P7"/>
      <text:p text:style-name="P4">della pubblicazione dal titolo _______________________________________________</text:p>
      <text:p text:style-name="P4">edito da_______________________,</text:p>
      <text:p text:style-name="P2">riprodotto per intero e quindi composto da n.____________________fogli</text:p>
      <text:p text:style-name="P15">riprodotto per estratto da pag._______pag____ e quindi composto da n.____ fogli</text:p>
      <text:p text:style-name="P7">è conforme all’originale;</text:p>
      <text:p text:style-name="P7"/>
      <text:p text:style-name="P4">del titolo di studio/servizio ________________________________________________</text:p>
      <text:p text:style-name="P11"><text:span text:style-name="T1">rilasciato da____________________________</text:span><text:span text:style-name="T2">è conforme all’originale</text:span><text:span text:style-name="T1">;</text:span></text:p>
      <text:p text:style-name="P4"/>
      <text:p text:style-name="P4">dei sottoelencati documenti fiscali, di cui è obbligatoria la conservazione:</text:p>
      <text:p text:style-name="P4">________________________________________________________________________________________________________________________________________________________________________________________________________________________</text:p>
      <text:p text:style-name="P4"/>
      <text:p text:style-name="P7">è conforme all’originale.</text:p>
      <text:p text:style-name="P7"/>
      <text:p text:style-name="P1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4"/>
      <text:p text:style-name="P20">Addì {%= @data %}</text:p>
      <text:p text:style-name="P5"><text:tab/>IL DICHIARANTE</text:p>
      <text:p text:style-name="P21"><text:tab/>_________________</text:p>
      <text:p text:style-name="P4"/>
      <text:p text:style-name="P4">********************************************************************************</text:p>
      <text:p text:style-name="P22"/>
      <text:p text:style-name="P8">AUTENTICA</text:p>
      <text:p text:style-name="P4"/>
      <text:p text:style-name="P6"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6">previo accertamento della sua identità a mezzo di _______________________________________</text:p>
      <text:p text:style-name="P4"><text:soft-page-break/></text:p>
      <text:p text:style-name="P4">Addì _______________________<text:tab/><text:tab/>IL DIPENDENTE INCARICATO DAL SINDAC<text:span text:style-name="T6">O</text:span></text:p>
      <text:p text:style-name="P16"><text:tab/><text:tab/><text:tab/><text:tab/><text:tab/> <text:s text:c="7"/>______________________________________________</text:p>
      <text:p text:style-name="P4"/>
      <text:p text:style-name="P4"/>
      <text:p text:style-name="P4"><text:s text:c="2"/>________________________________</text:p>
      <text:p text:style-name="P4">La presente dichiarazione può essere:</text:p>
      <text:p text:style-name="P17"><text:span text:style-name="T2">a)<text:tab/></text:span><text:span text:style-name="T1">firmata in presenza del dipendente addetto a riceverla</text:span></text:p>
      <text:p text:style-name="P17"><text:span text:style-name="T2">b)<text:tab/></text:span><text:span text:style-name="T1">trasmessa via posta o via telematica con allegata copia carta di identità se trasmessa a organi della Pubblica amministrazione</text:span></text:p>
      <text:p text:style-name="P17"><text:span text:style-name="T2">c)<text:tab/></text:span><text:span text:style-name="T1">La firma deve essere autenticata presso qualsiasi pubblico ufficiale (dipendente comunale incaricato dal Sindaco, Notaio, Segretario Comunale </text:span><text:span text:style-name="T2">se va presentata ad soggetti privati o ad organi della Pubblica amministrazione ai fini della riscossione di benefici economici</text:span><text:span text:style-name="T1"> (pensioni, contributi, ecc.). In tal caso occorre </text:span><text:span text:style-name="T2">apporre la marca da boll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loext:opacity="100%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1.268cm" fo:margin-left="2cm" fo:margin-right="2cm" style:writing-mode="lr-tb" style:layout-grid-color="#c0c0c0" style:layout-grid-lines="2684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CHIARAZIONE SOSTITUTIVA DELL’ATTO DI NOTORIETA’</dc:title>
    <meta:generator>LibreOffice/7.0.3.1$Windows_X86_64 LibreOffice_project/d7547858d014d4cf69878db179d326fc3483e082</meta:generator>
    <meta:editing-duration>PT9M43S</meta:editing-duration>
    <meta:editing-cycles>5</meta:editing-cycles>
    <meta:creation-date>2015-09-29T13:55:16.641457000</meta:creation-date>
    <dc:date>2020-11-12T21:19:27.050000000</dc:date>
    <meta:document-statistic meta:table-count="0" meta:image-count="0" meta:object-count="0" meta:page-count="2" meta:paragraph-count="34" meta:word-count="362" meta:character-count="3193" meta:non-whitespace-character-count="2831"/>
  </office:meta>
</office:document-meta>
</file>